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2.875in" text:min-label-width="0.125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4.375in" text:min-label-width="0.12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5.8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" style:parent-style-name="Standard" style:family="paragraph">
      <style:paragraph-properties fo:margin-bottom="0in"/>
      <style:text-properties fo:language="en" fo:country="US"/>
    </style:style>
    <style:style style:name="P5" style:parent-style-name="Listenabsatz" style:family="paragraph">
      <style:paragraph-properties fo:margin-bottom="0in"/>
      <style:text-properties fo:language="en" fo:country="US"/>
    </style:style>
    <style:style style:name="P6" style:parent-style-name="Listenabsatz" style:family="paragraph">
      <style:paragraph-properties fo:margin-bottom="0in"/>
      <style:text-properties fo:language="en" fo:country="US"/>
    </style:style>
    <style:style style:name="P7" style:parent-style-name="Listenabsatz" style:family="paragraph">
      <style:paragraph-properties fo:margin-bottom="0in"/>
    </style:style>
    <style:style style:name="P8" style:parent-style-name="Listenabsatz" style:family="paragraph">
      <style:paragraph-properties fo:margin-bottom="0in"/>
    </style:style>
    <style:style style:name="P9" style:parent-style-name="Listenabsatz" style:family="paragraph">
      <style:paragraph-properties fo:margin-bottom="0in"/>
    </style:style>
    <style:style style:name="P10" style:parent-style-name="Listenabsatz" style:family="paragraph">
      <style:paragraph-properties fo:margin-bottom="0in"/>
    </style:style>
    <style:style style:name="P11" style:parent-style-name="Listenabsatz" style:family="paragraph">
      <style:paragraph-properties fo:margin-bottom="0in"/>
    </style:style>
    <style:style style:name="P12" style:parent-style-name="Listenabsatz" style:family="paragraph">
      <style:paragraph-properties fo:margin-bottom="0in"/>
    </style:style>
    <style:style style:name="P13" style:parent-style-name="Listenabsatz" style:family="paragraph">
      <style:paragraph-properties fo:margin-bottom="0in"/>
    </style:style>
    <style:style style:name="P14" style:parent-style-name="Listenabsatz" style:family="paragraph">
      <style:paragraph-properties fo:margin-bottom="0in"/>
    </style:style>
    <style:style style:name="P15" style:parent-style-name="Listenabsatz" style:family="paragraph">
      <style:paragraph-properties fo:margin-bottom="0in"/>
    </style:style>
    <style:style style:name="P16" style:parent-style-name="Listenabsatz" style:family="paragraph">
      <style:paragraph-properties fo:margin-bottom="0in"/>
    </style:style>
    <style:style style:name="P17" style:parent-style-name="Listenabsatz" style:family="paragraph">
      <style:paragraph-properties fo:margin-bottom="0in"/>
    </style:style>
    <style:style style:name="P18" style:parent-style-name="Listenabsatz" style:family="paragraph">
      <style:paragraph-properties fo:margin-bottom="0in"/>
    </style:style>
    <style:style style:name="P19" style:parent-style-name="Listenabsatz" style:family="paragraph">
      <style:paragraph-properties fo:margin-bottom="0in"/>
    </style:style>
    <style:style style:name="P20" style:parent-style-name="Listenabsatz" style:family="paragraph">
      <style:paragraph-properties fo:margin-bottom="0in"/>
    </style:style>
    <style:style style:name="P21" style:parent-style-name="Listenabsatz" style:family="paragraph">
      <style:paragraph-properties fo:margin-bottom="0in"/>
    </style:style>
    <style:style style:name="P22" style:parent-style-name="Listenabsatz" style:family="paragraph">
      <style:paragraph-properties fo:margin-bottom="0in"/>
    </style:style>
    <style:style style:name="P23" style:parent-style-name="Listenabsatz" style:family="paragraph">
      <style:paragraph-properties fo:margin-bottom="0in"/>
    </style:style>
    <style:style style:name="P24" style:parent-style-name="Listenabsatz" style:family="paragraph">
      <style:paragraph-properties fo:margin-bottom="0in"/>
    </style:style>
    <style:style style:name="P25" style:parent-style-name="Listenabsatz" style:family="paragraph">
      <style:paragraph-properties fo:margin-bottom="0in"/>
    </style:style>
    <style:style style:name="P26" style:parent-style-name="Listenabsatz" style:family="paragraph">
      <style:paragraph-properties fo:margin-bottom="0in"/>
    </style:style>
    <style:style style:name="P27" style:parent-style-name="Listenabsatz" style:family="paragraph">
      <style:paragraph-properties fo:margin-bottom="0in"/>
    </style:style>
    <style:style style:name="P28" style:parent-style-name="Listenabsatz" style:family="paragraph">
      <style:paragraph-properties fo:margin-bottom="0in"/>
    </style:style>
    <style:style style:name="P29" style:parent-style-name="Listenabsatz" style:family="paragraph">
      <style:paragraph-properties fo:margin-bottom="0in"/>
    </style:style>
    <style:style style:name="P30" style:parent-style-name="Standard" style:family="paragraph">
      <style:paragraph-properties fo:margin-bottom="0in"/>
    </style:style>
    <style:style style:name="P31" style:parent-style-name="Listenabsatz" style:family="paragraph">
      <style:paragraph-properties fo:margin-bottom="0in"/>
    </style:style>
    <style:style style:name="P32" style:parent-style-name="Listenabsatz" style:family="paragraph">
      <style:paragraph-properties fo:margin-bottom="0in"/>
    </style:style>
    <style:style style:name="P33" style:parent-style-name="Listenabsatz" style:family="paragraph">
      <style:paragraph-properties fo:margin-bottom="0in"/>
    </style:style>
    <style:style style:name="P34" style:parent-style-name="Listenabsatz" style:family="paragraph">
      <style:paragraph-properties fo:margin-bottom="0in"/>
    </style:style>
    <style:style style:name="P35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36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37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38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39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40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41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T42" style:parent-style-name="Absatz-Standardschriftart" style:family="text">
      <style:text-properties fo:language="en" fo:country="US"/>
    </style:style>
    <style:style style:name="P43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44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45" style:parent-style-name="Listenabsatz" style:family="paragraph">
      <style:paragraph-properties fo:margin-bottom="0in" fo:margin-left="1.5in">
        <style:tab-stops>
          <style:tab-stop style:type="left" style:position="0.9611in"/>
        </style:tab-stops>
      </style:paragraph-properties>
    </style:style>
    <style:style style:name="P46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47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48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49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0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1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2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53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4" style:parent-style-name="Listenabsatz" style:family="paragraph">
      <style:paragraph-properties fo:margin-bottom="0in"/>
    </style:style>
    <style:style style:name="P55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6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57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  <style:style style:name="P58" style:parent-style-name="Listenabsatz" style:family="paragraph">
      <style:paragraph-properties fo:margin-bottom="0in">
        <style:tab-stops>
          <style:tab-stop style:type="left" style:position="1.4611in"/>
        </style:tab-stops>
      </style:paragraph-properties>
    </style:style>
    <style:style style:name="P59" style:parent-style-name="Listenabsatz" style:family="paragraph">
      <style:paragraph-properties fo:margin-bottom="0in">
        <style:tab-stops>
          <style:tab-stop style:type="left" style:position="0.9611in"/>
        </style:tab-stops>
      </style:paragraph-properties>
    </style:style>
  </office:automatic-styles>
  <office:body>
    <office:text text:use-soft-page-breaks="true">
      <text:p text:style-name="P1">Test-User-Storys und Tests</text:p>
      <text:p text:style-name="P2">Parcours</text:p>
      <text:p text:style-name="P3"/>
      <text:p text:style-name="P4"/>
      <text:list text:style-name="LFO1" text:continue-numbering="true">
        <text:list-item>
          <text:p text:style-name="P5">User-Storys</text:p>
          <text:list text:continue-numbering="true">
            <text:list-item>
              <text:p text:style-name="P6">Spiel starten</text:p>
              <text:list text:continue-numbering="true">
                <text:list-item>
                  <text:p text:style-name="P7">Als Spieler befinde ich mich in Hamburg starte das Spiel "Parcours" durch drücken des Button "Parcours".</text:p>
                </text:list-item>
                <text:list-item>
                  <text:p text:style-name="P8">Als Spieler werde ich über die grundlegendste Funktionsweise des Spiel Parcours informiert.</text:p>
                </text:list-item>
                <text:list-item>
                  <text:p text:style-name="P9">Als Spieler kann ich mir das Pferd aussuchen, mit dem ich spielen möchte, sofern ich es mir vorher schon einmal erspielt habe.</text:p>
                </text:list-item>
              </text:list>
            </text:list-item>
            <text:list-item>
              <text:p text:style-name="P10">Hindernisse</text:p>
              <text:list text:continue-numbering="true">
                <text:list-item>
                  <text:p text:style-name="P11">Als Spieler erwarte ich, dass ich über Hindernisse springen muss.</text:p>
                </text:list-item>
              </text:list>
            </text:list-item>
            <text:list-item>
              <text:p text:style-name="P12">Punktestand</text:p>
              <text:list text:continue-numbering="true">
                <text:list-item>
                  <text:p text:style-name="P13">Als Spieler erwarte ich, dass ich meinen Punktestand erhöhen kann.</text:p>
                </text:list-item>
              </text:list>
            </text:list-item>
            <text:list-item>
              <text:p text:style-name="P14">Loot</text:p>
              <text:list text:continue-numbering="true">
                <text:list-item>
                  <text:p text:style-name="P15">Als Spieler erwarte ich eine oder mehrere Belohnung/en für eine erfolgreiche Leistung.</text:p>
                </text:list-item>
              </text:list>
            </text:list-item>
            <text:list-item>
              <text:p text:style-name="P16">Spielende</text:p>
              <text:list text:continue-numbering="true">
                <text:list-item>
                  <text:p text:style-name="P17">Als Spieler erwarte ich, dass das Spiel beendet ist, wenn ich Hindernisse berühre.</text:p>
                </text:list-item>
                <text:list-item>
                  <text:p text:style-name="P18">Als Spieler erwarte ich, dass ich beim Spielende darüber informiert werde, ob ich etwas gewonnen habe oder nicht.</text:p>
                </text:list-item>
                <text:list-item>
                  <text:p text:style-name="P19">Als Spieler erwarte ich, dass ich das Spiel bei Spielende erneut spielen kann.</text:p>
                </text:list-item>
                <text:list-item>
                  <text:p text:style-name="P20">Als Spieler erwarte ich, dass ich meine gewonnene Loot auch dann noch habe, wenn das Spiel beendet ist.</text:p>
                </text:list-item>
                <text:list-item>
                  <text:p text:style-name="P21">Als Spieler erwarte ich, dass ich das Spiel beenden kann, ohne die App schließen zu müssen.</text:p>
                </text:list-item>
              </text:list>
            </text:list-item>
            <text:list-item>
              <text:p text:style-name="P22">Spiel<text:s/>pausieren</text:p>
              <text:list text:continue-numbering="true">
                <text:list-item>
                  <text:p text:style-name="P23">Als Spieler erwarte ich, dass ich<text:s/>das Spiel anhalten kann um später am selben Punkt weiterspielen kann, wo ich aufgehört habe - vorausgesetzt, ich schließe die App nicht.</text:p>
                </text:list-item>
              </text:list>
            </text:list-item>
            <text:list-item>
              <text:p text:style-name="P24">Spiel nach Beendigung erneut spielen.</text:p>
              <text:list text:continue-numbering="true">
                <text:list-item>
                  <text:p text:style-name="P25">Wenn ich als Spieler das Spiel bei Spielende erneut spielen möchte, erwarte ich, dass mein Punktestand wieder bei 0 ist.</text:p>
                </text:list-item>
              </text:list>
            </text:list-item>
            <text:list-item>
              <text:p text:style-name="P26">Spielmusik ein-/ausschalten</text:p>
              <text:list text:continue-numbering="true">
                <text:list-item>
                  <text:p text:style-name="P27">Als Spieler erwarte ich, dass ich die Musik ein- und ausschalten kann.</text:p>
                </text:list-item>
              </text:list>
            </text:list-item>
            <text:list-item>
              <text:p text:style-name="P28">Pferdeverhalten</text:p>
              <text:list text:continue-numbering="true">
                <text:list-item>
                  <text:p text:style-name="P29">Als Spieler erwarte ich, dass sich die Pferde irgendwie unterscheiden.</text:p>
                </text:list-item>
              </text:list>
            </text:list-item>
          </text:list>
        </text:list-item>
      </text:list>
      <text:p text:style-name="P30"/>
      <text:list text:style-name="LFO1" text:continue-numbering="true">
        <text:list-item>
          <text:p text:style-name="P31">Testergebnisse</text:p>
        </text:list-item>
      </text:list>
      <text:p text:style-name="P32">Es wurden die User-Storys durch das Spielen des Spiels Parcours getestet.<text:s/>Die Nummerierung bezieht sich auf die User-Storys, das bedeutet, 2.a.i entspricht 1.a.i.</text:p>
      <text:p text:style-name="P33"/>
      <text:list text:style-name="LFO1" text:continue-numbering="true">
        <text:list-item>
          <text:list>
            <text:list-item>
              <text:p text:style-name="P34">Spiel starten</text:p>
              <text:soft-page-break/>
              <text:list text:continue-numbering="true">
                <text:list-item>
                  <text:p text:style-name="P35">Erfolgreich<text:tab/>In der Stadt "Hamburg" ist ein Button "Parcours" der das bei<text:s/><text:tab/>Tippen / Klicken das Spiel startet.</text:p>
                </text:list-item>
                <text:list-item>
                  <text:p text:style-name="P36">Erfolgreich<text:tab/>Nach (i) erscheint ein Popup bei dem der Spieler darüber<text:s/><text:tab/>informiert wird, Kürbisse einzusammeln und über Kisten zu<text:s/><text:tab/>springen. Erst nach drücken des Buttons "Los geht's" beginnt<text:s/><text:tab/>das Spiel.</text:p>
                </text:list-item>
                <text:list-item>
                  <text:p text:style-name="P37">Erfolgreich<text:tab/>Sobald das Pferd gewonnen wurde und einmal aus dem Spiel<text:s/><text:tab/>Parcours heraus navigiert wurde, erscheint beim nächsten<text:s/><text:tab/>Start - nach dem Begrüßungs-Popup - ein Popup auf dem<text:s/><text:tab/>man sich das Pferd aussuchen kann, dass man gewonnen<text:s/><text:tab/>hat oder das Standardpferd (Shetti) wählen kann.</text:p>
                </text:list-item>
              </text:list>
            </text:list-item>
            <text:list-item>
              <text:p text:style-name="P38">Hindernisse</text:p>
              <text:list text:continue-numbering="true">
                <text:list-item>
                  <text:p text:style-name="P39">Erfolgreich<text:tab/>Beim Spielen erscheinen Hindernisse, über die gesprungen<text:s/><text:tab/>werden muss, da man diese sonst berührt.</text:p>
                </text:list-item>
              </text:list>
            </text:list-item>
            <text:list-item>
              <text:p text:style-name="P40">Punktestand</text:p>
              <text:list text:continue-numbering="true">
                <text:list-item>
                  <text:p text:style-name="P41">Erfolgreich<text:span text:style-name="T42"><text:tab/>Beim Einsammeln von<text:s/></text:span>Kürbissen erhöht sich der<text:s/><text:tab/>Punktestand.</text:p>
                </text:list-item>
              </text:list>
            </text:list-item>
            <text:list-item>
              <text:p text:style-name="P43">Loot</text:p>
              <text:list text:continue-numbering="true">
                <text:list-item>
                  <text:p text:style-name="P44">Erfolgreich<text:tab/>Beim Erreichen eines gewissen Punktestands (steht zum<text:s/><text:tab/>Zeitpunkt des Tests noch nicht fest und wurde vorläufig auf<text:s/><text:tab/>50 gesetzt)<text:s/>erhält man garantiert eine Möhre als Belohnung.</text:p>
                </text:list-item>
              </text:list>
            </text:list-item>
          </text:list>
        </text:list-item>
      </text:list>
      <text:p text:style-name="P45"><text:tab/>Das Pferd Hannoveraner kann mit einer Wahrscheinlichkeit<text:s/><text:tab/>von 20% gewonnen werden, was ebenfalls funktioniert.</text:p>
      <text:list text:style-name="LFO1" text:continue-numbering="true">
        <text:list-item>
          <text:list>
            <text:list-item>
              <text:p text:style-name="P46">Hindernisse</text:p>
              <text:list text:continue-numbering="true">
                <text:list-item>
                  <text:p text:style-name="P47">Erfolgreich<text:tab/>Das Berühren von Hindernissen (Kisten) beendet das Spiel.</text:p>
                </text:list-item>
                <text:list-item>
                  <text:p text:style-name="P48">Erfolgreich<text:tab/>Nach dem Berühren von Hindernissen erscheint ein Popup,<text:s/><text:tab/>dass die Loot anzeigt, sofern man welche gewonnen hat. Das<text:s/><text:tab/>Loot-Popup kann man durch betätigen des "OK" Buttons<text:s/><text:tab/>schließen.<text:s/></text:p>
                </text:list-item>
                <text:list-item>
                  <text:p text:style-name="P49">Erfolgreich<text:tab/>Nach (ii) kommt ein zweites Popup, mit dem<text:s/><text:tab/>man<text:s/><text:tab/>gefragt wird, ob man weiterspielen möchte oder nicht<text:s/><text:tab/>und<text:s/><text:tab/>entsprechend seine Auswahl durch drücken des<text:s/><text:tab/>entsprechenden Buttons tätigen kann. Hat man nichts<text:s/><text:tab/>gewonnen, erscheint sofort das zweite Popup. Ein Tippen<text:s/><text:tab/>bzw. Klicken auf "Ja" startet das Spiel erneut.</text:p>
                </text:list-item>
                <text:list-item>
                  <text:p text:style-name="P50">Erfolgreich<text:tab/>Gewonnene Loot wird im Spielstand gespeichert und steht<text:s/><text:tab/>auch dann noch zur Verfügung, wenn das Spiel beendet<text:s/><text:tab/>wurde. Das wurde getestet, indem zum Einen in den<text:s/><text:tab/>persistenten Spielstand (JSON-Datei) geschaut wurde, wo die<text:s/><text:tab/>Loot tatsächlich gespeichert war, zum anderen dadurch, dass<text:s/><text:tab/>das Gewinnen des Pferds "Hannoveraner" dazu führt, dass<text:s/><text:tab/>man bei erneutem Spielbeginn dieses Pferd auswählen kann.<text:s/><text:tab/>Wurde nun das Pferd gewonnen, hat man das Spiel beendet<text:s/><text:tab/>und anschließend neu gestartet, wurde konnte man sich<text:s/><text:tab/>zwischen 2 Pferden unterscheiden - dem Shetti (das<text:s/><text:soft-page-break/><text:tab/>Standard-Pferd) und dem Hannoveraner, den man gewonnen<text:s/><text:tab/>hatte.</text:p>
                </text:list-item>
                <text:list-item>
                  <text:p text:style-name="P51">Erfolgreich<text:tab/>Das Betätigen des Pause-Buttons im oberen rechten<text:s/><text:tab/>Bildschirmbereich öffnet<text:s/>sich<text:s/>ein Menü-Popup über das man,<text:s/><text:tab/>durch Betätigung des Buttons "Spiel verlassen" das Spiel<text:s/><text:tab/>verlassen kann.</text:p>
                </text:list-item>
              </text:list>
            </text:list-item>
            <text:list-item>
              <text:p text:style-name="P52">Spiel pausieren</text:p>
              <text:list text:continue-numbering="true">
                <text:list-item>
                  <text:p text:style-name="P53">Erfolgreich<text:tab/>Durch Betätigung des Pause-Buttons im oberen rechten<text:s/><text:tab/>Bildschirmbereich öffnet sich ein Menü-Popup. Dieses Aktion<text:s/><text:tab/>pausiert das Spiel und es bewegt sich nichts mehr auf dem<text:s/><text:tab/>Bildschirm und das Galoppieren des Pferds hält an. Minimiert<text:s/><text:tab/>man die App und startet sie nach einer beliebigen Zeit wieder<text:s/><text:tab/>neu, so ist das Menü-Popup immer noch geöffnet und das<text:s/><text:tab/>Spiel ist an genau dem Punkt, an dem es vor Minimierung der<text:s/><text:tab/>App war.</text:p>
                </text:list-item>
              </text:list>
            </text:list-item>
            <text:list-item>
              <text:p text:style-name="P54">Spiel nach Beendigung erneut spielen</text:p>
              <text:list text:continue-numbering="true">
                <text:list-item>
                  <text:p text:style-name="P55">Erfolgreich<text:tab/>Ist das Spiel beendet und erscheint das Popup, durch das<text:s/><text:tab/>man gefragt wird, ob man nochmal spielen möchte und<text:s/><text:tab/>drückt man dann den "Ja"-Button, startet das Spiel neu<text:s/><text:tab/>und der Punktestand wird auf 0 gesetzt.</text:p>
                </text:list-item>
              </text:list>
            </text:list-item>
            <text:list-item>
              <text:p text:style-name="P56">Spielmusik ein-/ausschalten</text:p>
              <text:list text:continue-numbering="true">
                <text:list-item>
                  <text:p text:style-name="P57">Erfolgreich<text:tab/>Durch Betätigung des Pause-Buttons im oberen<text:s/><text:tab/>Bildschirmbereich, erscheint ein Menü-Popup. Dieses enthält<text:s/><text:tab/>die Buttons "Sound ist AN" und "Musik ist AN". Durch Klicken<text:s/><text:tab/>auf oder Antippen des Buttons "Musik ist AN" wechselt dieser<text:s/><text:tab/>die Beschriftung zu "Musik ist AUS", was dazu führt, dass die<text:s/><text:tab/>Musik ausgeht. Analog hierzu verhält es sich mit dem "Sound<text:s/><text:tab/>ist AN"-Button.</text:p>
                </text:list-item>
              </text:list>
            </text:list-item>
            <text:list-item>
              <text:p text:style-name="P58">Pferdeverhalten</text:p>
              <text:list text:continue-numbering="true">
                <text:list-item>
                  <text:p text:style-name="P59">Erfolgreich<text:tab/>Die, im Spiel Parcours zu spielbaren Pferde "Shetti" und<text:s/><text:tab/>"Hannoveraner" unterscheiden sich offensichtlich in ihrem<text:s/><text:tab/>Aussehen. Außerdem unterscheiden sie sich hinsichtlich ihrer<text:s/><text:tab/>Fähigkeiten. Der Shetti erhält bei Berührung mit Kürbissen<text:s/><text:tab/>nur 15 Punkte gutgeschrieben, der Hannoveraner erhält<text:s/><text:tab/>hingegen 18 Punkte, da die Eigenschaft "Intelligenz" des<text:s/><text:tab/>Hannoveraner stärker ausgeprägt ist als die des Shetti,<text:s/><text:tab/>wodurch sich seine gesamte Physis besser auf den Verzehr<text:s/><text:tab/>Futter eingestellt hat und die wichtigen Nährstoffe daraus<text:s/><text:tab/>besser aufnehmen kann. Dieses Verhalten spiegelt sich im<text:s/><text:tab/>Punktestand wieder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2.875in" text:min-label-width="0.125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4.375in" text:min-label-width="0.12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5.8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is</meta:initial-creator>
    <dc:creator>Francis</dc:creator>
    <meta:creation-date>2015-01-06T16:54:00Z</meta:creation-date>
    <dc:date>2015-01-06T17:53:00Z</dc:date>
    <meta:template xlink:href="Normal.dotm" xlink:type="simple"/>
    <meta:editing-cycles>7</meta:editing-cycles>
    <meta:editing-duration>PT0S</meta:editing-duration>
    <meta:document-statistic meta:page-count="3" meta:paragraph-count="12" meta:word-count="841" meta:character-count="6133" meta:row-count="44" meta:non-whitespace-character-count="5304"/>
  </office:meta>
</office:document-meta>
</file>